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BOL Nucleic Acid Glyphs" svg:font-family="'SBOL Nucleic Acid Glyph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0%"/>
      <style:text-properties style:font-name="SBOL Nucleic Acid Glyphs" fo:font-size="12pt" officeooo:rsid="00081935" officeooo:paragraph-rsid="00081935" style:font-size-asian="12pt" style:font-size-complex="12pt"/>
    </style:style>
    <style:style style:name="T1" style:family="text"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)1!24$5%6&amp;7/8(qQwWeErRtTuUiIoOpPe=</text:p>
      <text:p text:style-name="P1">?<text:span text:style-name="T1"> <text:s text:c="31"/></text:span>?</text:p>
      <text:p text:style-name="P1">9aAsSdDfFgGhHjJkKlLyzxXcCvVbBnNmM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BOL Nucleic Acid Glyphs" svg:font-family="'SBOL Nucleic Acid Glyph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12:51.069753838</meta:creation-date>
    <dc:date>2018-03-26T13:16:23.519871382</dc:date>
    <meta:editing-duration>PT3M32S</meta:editing-duration>
    <meta:editing-cycles>1</meta:editing-cycles>
    <meta:document-statistic meta:table-count="0" meta:image-count="0" meta:object-count="0" meta:page-count="1" meta:paragraph-count="3" meta:word-count="4" meta:character-count="102" meta:non-whitespace-character-count="70"/>
    <meta:generator>LibreOffice/5.1.6.2$Linux_X86_64 LibreOffice_project/10m0$Build-2</meta:generator>
  </office:meta>
</office:document-meta>
</file>